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8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10.25cm" fo:min-width="3.5cm"/>
    </style:style>
    <style:style style:name="gr5" style:family="graphic" style:parent-style-name="standard">
      <style:graphic-properties draw:fill-color="#db7093" draw:textarea-horizontal-align="justify" draw:textarea-vertical-align="middle" draw:auto-grow-height="false" fo:min-height="10.25cm" fo:min-width="3.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color="#0000c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c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db7093"/>
      <style:paragraph-properties fo:text-align="center"/>
    </style:style>
    <style:style style:name="T1" style:family="text">
      <style:text-properties fo:color="#0000c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cm" svg:height="1.038cm" svg:x="1cm" svg:y="1cm">
          <draw:text-box>
            <text:p text:style-name="P1"><text:span text:style-name="T1">CARRITO DE COMPRAS</text:span></text:p>
          </draw:text-box>
        </draw:frame>
        <draw:frame draw:style-name="gr1" draw:text-style-name="P4" draw:layer="layout" svg:width="3.916cm" svg:height="1.038cm" svg:x="24.784cm" svg:y="1cm">
          <draw:text-box>
            <text:p text:style-name="P3"><text:span text:style-name="T1">Modulos:</text:span></text:p>
          </draw:text-box>
        </draw:frame>
        <draw:line draw:style-name="gr2" draw:text-style-name="P5" draw:layer="layout" svg:x1="14.5cm" svg:y1="4.5cm" svg:x2="20cm" svg:y2="4.5cm">
          <text:p/>
        </draw:line>
        <draw:frame draw:style-name="gr3" draw:text-style-name="P6" draw:layer="layout" svg:width="4.9cm" svg:height="0.962cm" svg:x="15.1cm" svg:y="4.7cm">
          <draw:text-box>
            <text:p text:style-name="P1">purch_date</text:p>
          </draw:text-box>
        </draw:frame>
        <draw:custom-shape draw:style-name="gr4" draw:text-style-name="P3" draw:layer="layout" svg:width="4cm" svg:height="10.5cm" svg:x="9.5cm" svg:y="3.5cm">
          <text:p text:style-name="P3">Serv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14.5cm" svg:y1="6.338cm" svg:x2="20cm" svg:y2="6.338cm">
          <text:p/>
        </draw:line>
        <draw:frame draw:style-name="gr3" draw:text-style-name="P6" draw:layer="layout" svg:width="4.4cm" svg:height="0.962cm" svg:x="15.1cm" svg:y="6.538cm">
          <draw:text-box>
            <text:p text:style-name="P1">purch_prod</text:p>
          </draw:text-box>
        </draw:frame>
        <draw:line draw:style-name="gr2" draw:text-style-name="P5" draw:layer="layout" svg:x1="14.5cm" svg:y1="8.338cm" svg:x2="20cm" svg:y2="8.338cm">
          <text:p/>
        </draw:line>
        <draw:frame draw:style-name="gr3" draw:text-style-name="P6" draw:layer="layout" svg:width="4.9cm" svg:height="0.962cm" svg:x="15.1cm" svg:y="8.538cm">
          <draw:text-box>
            <text:p text:style-name="P1">purch_currency</text:p>
          </draw:text-box>
        </draw:frame>
        <draw:line draw:style-name="gr2" draw:text-style-name="P5" draw:layer="layout" svg:x1="14.5cm" svg:y1="10.338cm" svg:x2="20cm" svg:y2="10.338cm">
          <text:p/>
        </draw:line>
        <draw:frame draw:style-name="gr3" draw:text-style-name="P6" draw:layer="layout" svg:width="4.9cm" svg:height="0.962cm" svg:x="15.1cm" svg:y="10.538cm">
          <draw:text-box>
            <text:p text:style-name="P1">purch_price</text:p>
          </draw:text-box>
        </draw:frame>
        <draw:line draw:style-name="gr2" draw:text-style-name="P5" draw:layer="layout" svg:x1="14.5cm" svg:y1="12.338cm" svg:x2="20cm" svg:y2="12.338cm">
          <text:p/>
        </draw:line>
        <draw:frame draw:style-name="gr3" draw:text-style-name="P6" draw:layer="layout" svg:width="4.9cm" svg:height="0.962cm" svg:x="15.1cm" svg:y="12.538cm">
          <draw:text-box>
            <text:p text:style-name="P1">purch_state</text:p>
          </draw:text-box>
        </draw:frame>
        <draw:line draw:style-name="gr2" draw:text-style-name="P5" draw:layer="layout" svg:x1="3cm" svg:y1="4.425cm" svg:x2="8.5cm" svg:y2="4.425cm">
          <text:p/>
        </draw:line>
        <draw:frame draw:style-name="gr3" draw:text-style-name="P6" draw:layer="layout" svg:width="4.9cm" svg:height="0.962cm" svg:x="3.6cm" svg:y="4.625cm">
          <draw:text-box>
            <text:p text:style-name="P1">prod_name</text:p>
          </draw:text-box>
        </draw:frame>
        <draw:line draw:style-name="gr2" draw:text-style-name="P5" draw:layer="layout" svg:x1="3cm" svg:y1="6.263cm" svg:x2="8.5cm" svg:y2="6.263cm">
          <text:p/>
        </draw:line>
        <draw:frame draw:style-name="gr3" draw:text-style-name="P6" draw:layer="layout" svg:width="4.4cm" svg:height="0.962cm" svg:x="3.6cm" svg:y="6.463cm">
          <draw:text-box>
            <text:p text:style-name="P1">prod_price</text:p>
          </draw:text-box>
        </draw:frame>
        <draw:custom-shape draw:style-name="gr5" draw:text-style-name="P7" draw:layer="layout" svg:width="4cm" svg:height="10.5cm" svg:x="21cm" svg:y="3.5cm">
          <text:p text:style-name="P3">Purchases</text:p>
          <text:p text:style-name="P3">History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P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0M53S</meta:editing-duration>
    <meta:editing-cycles>5</meta:editing-cycles>
    <meta:generator>LibreOffice/5.4.4.2$Windows_X86_64 LibreOffice_project/2524958677847fb3bb44820e40380acbe820f960</meta:generator>
    <dc:date>2019-01-12T11:27:01.679000000</dc:date>
    <meta:document-statistic meta:object-count="18"/>
  </office:meta>
</office:document-meta>
</file>